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FBB368FF8FCF082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0.286cm, 3.116cm, 27.02cm, 8.94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3.057cm" svg:height="11.7cm" svg:x="0.4cm" svg:y="0.2cm">
          <draw:image xlink:href="Pictures/1000000000000BD000000FC0FBB368FF8FCF082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15T16:34:25.583676463</dc:date>
    <meta:editing-duration>PT2M58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